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list-style-name="L1">
      <style:graphic-properties draw:textarea-horizontal-align="justify" draw:textarea-vertical-align="middle" draw:auto-grow-height="false"/>
    </style:style>
    <style:style style:name="gr2" style:family="graphic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3cm"/>
    </style:style>
    <style:style style:name="co1" style:family="table-column">
      <style:table-column-properties style:column-width="11.683cm" style:use-optimal-column-width="false"/>
    </style:style>
    <style:style style:name="co2" style:family="table-column">
      <style:table-column-properties style:column-width="5.993cm" style:use-optimal-column-width="false"/>
    </style:style>
    <style:style style:name="co3" style:family="table-column">
      <style:table-column-properties style:column-width="6.578cm" style:use-optimal-column-width="false"/>
    </style:style>
    <style:style style:name="co4" style:family="table-column">
      <style:table-column-properties style:column-width="3.175cm" style:use-optimal-column-width="false"/>
    </style:style>
    <style:style style:name="ro1" style:family="table-row">
      <style:table-row-properties style:row-height="2.086cm"/>
    </style:style>
    <style:style style:name="ro2" style:family="table-row">
      <style:table-row-properties style:row-height="1.815cm"/>
    </style:style>
    <style:style style:name="ro3" style:family="table-row">
      <style:table-row-properties style:row-height="1.81cm"/>
    </style:style>
    <style:style style:name="ce1" style:family="table-cell">
      <style:graphic-properties style:repeat="repeat" draw:textarea-vertical-align="middle" fo:padding-top="0.1cm" fo:padding-bottom="0.1cm" fo:padding-left="0.1cm" fo:padding-right="0.1cm"/>
      <style:paragraph-properties fo:text-align="start" fo:border="none"/>
      <style:text-properties fo:color="#000000" fo:font-size="18pt"/>
    </style:style>
    <style:style style:name="ce2" style:family="table-cell">
      <style:graphic-properties style:repeat="repeat" draw:textarea-vertical-align="middle" fo:padding-top="0.1cm" fo:padding-bottom="0.1cm" fo:padding-left="0.1cm" fo:padding-right="0.1cm"/>
      <style:paragraph-properties fo:text-align="start" fo:border="none"/>
      <style:text-properties fo:color="#000000" fo:font-size="18pt" style:font-size-asian="18pt" style:font-size-complex="18pt"/>
    </style:style>
    <style:style style:name="ce3" style:family="table-cell">
      <style:graphic-properties style:repeat="repeat" draw:textarea-vertical-align="middle"/>
      <style:paragraph-properties fo:text-align="start"/>
      <style:text-properties fo:font-size="18pt" fo:font-weight="bold" style:font-weight-asian="bold" style:font-weight-complex="bold"/>
    </style:style>
    <style:style style:name="ce4" style:family="table-cell">
      <style:graphic-properties style:repeat="repeat" draw:textarea-vertical-align="middle"/>
      <style:paragraph-properties fo:text-align="start"/>
      <style:text-properties fo:font-size="18pt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8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color="#000000" fo:font-size="18pt"/>
    </style:style>
    <style:style style:name="P6" style:family="paragraph">
      <style:paragraph-properties fo:text-align="start"/>
      <style:text-properties fo:color="#000000" fo:font-size="18pt" style:font-size-asian="18pt" style:font-size-complex="18pt"/>
    </style:style>
    <style:style style:name="P7" style:family="paragraph">
      <style:paragraph-properties fo:text-align="start"/>
      <style:text-properties fo:font-size="18pt" fo:font-weight="bold" style:font-weight-asian="bold" style:font-weight-complex="bold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text-align="start"/>
    </style:style>
    <style:style style:name="P10" style:family="paragraph">
      <style:paragraph-properties fo:margin-top="0cm" fo:margin-bottom="0.5cm"/>
      <style:text-properties fo:font-family="'Liberation Sans'" style:font-family-generic="roman" style:font-pitch="variable" fo:font-size="32pt" style:letter-kerning="true" style:font-size-asian="32pt" style:font-family-complex="'Lohit Hindi'" style:font-family-generic-complex="system" style:font-pitch-complex="variable" style:font-size-complex="32pt"/>
    </style:style>
    <style:style style:name="P11" style:family="paragraph">
      <style:paragraph-properties fo:margin-top="0cm" fo:margin-bottom="0.5cm" fo:text-align="center"/>
      <style:text-properties fo:font-family="'Liberation Sans'" style:font-family-generic="roman" style:font-pitch="variable" fo:font-size="32pt" style:letter-kerning="true" style:font-size-asian="32pt" style:font-family-complex="'Lohit Hindi'" style:font-family-generic-complex="system" style:font-pitch-complex="variable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6" draw:id="id6" draw:layer="Layout" svg:width="6.858cm" svg:height="7.62cm" svg:x="10.571cm" svg:y="12.192cm">
          <text:p text:style-name="P1"><text:span text:style-name="T1">Database</text:span></text:p>
          <text:p text:style-name="P1"><text:span text:style-name="T1"/></text:p>
          <text:list text:style-name="L1">
            <text:list-item>
              <text:p text:style-name="P1">Paths Data</text:p>
            </text:list-item>
            <text:list-item>
              <text:p text:style-name="P1">Binary</text:p>
            </text:list-item>
            <text:list-item>
              <text:p text:style-name="P1">KML/KMZ</text:p>
            </text:list-item>
            <text:list-item>
              <text:p text:style-name="P1">Path distances</text:p>
            </text:list-item>
          </text:list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7" draw:id="id7" draw:layer="Layout" svg:width="5.588cm" svg:height="6.107cm" draw:transform="skewX (0.00244346095279206) translate (2.956cm 12.968cm)">
          <text:p text:style-name="P1"><text:span text:style-name="T1">File converter</text:span></text:p>
          <text:list text:style-name="L1">
            <text:list-item>
              <text:p text:style-name="P1"><text:span text:style-name="T2">TCX</text:span></text:p>
            </text:list-item>
            <text:list-item>
              <text:p text:style-name="P1"><text:span text:style-name="T2">GPX</text:span></text:p>
            </text:list-item>
            <text:list-item>
              <text:p text:style-name="P1"><text:span text:style-name="T2">FIT</text:span></text:p>
            </text:list-item>
            <text:list-item>
              <text:p text:style-name="P1"><text:span text:style-name="T2">…</text:span></text:p>
            </text:list-item>
          </text:list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8" draw:id="id8" draw:layer="Layout" svg:width="5.588cm" svg:height="6.121cm" svg:x="19.428cm" svg:y="12.916cm">
          <text:p text:style-name="P1">Hausdorff Distance</text:p>
          <text:list text:style-name="L1">
            <text:list-item>
              <text:p text:style-name="P1">CPU</text:p>
            </text:list-item>
            <text:list-item>
              <text:p text:style-name="P1">GPU</text:p>
            </text:list-item>
          </text:list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Architecture</text:p>
          </draw:text-box>
        </draw:frame>
        <draw:custom-shape draw:style-name="gr3" draw:text-style-name="P3" xml:id="id2" draw:id="id2" draw:layer="layout" svg:width="13.462cm" svg:height="2.54cm" svg:x="7.269cm" svg:y="8.112cm">
          <text:p text:style-name="P3">Application Serv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3" xml:id="id3" draw:id="id3" draw:layer="layout" svg:width="6.096cm" svg:height="2.54cm" svg:x="7.552cm" svg:y="4.056cm">
          <text:p text:style-name="P3">iOS App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3" xml:id="id1" draw:id="id1" draw:layer="layout" svg:width="6.096cm" svg:height="2.54cm" svg:x="1.1cm" svg:y="4.056cm">
          <text:p text:style-name="P3">Android App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3" xml:id="id4" draw:id="id4" draw:layer="layout" svg:width="6.096cm" svg:height="2.54cm" svg:x="14.056cm" svg:y="4.056cm">
          <text:p text:style-name="P3">Windows Phone App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3" xml:id="id5" draw:id="id5" draw:layer="layout" svg:width="6.096cm" svg:height="2.54cm" svg:x="20.556cm" svg:y="4.056cm">
          <text:p text:style-name="P3">Brows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3" draw:layer="layout" draw:type="line" svg:x1="4.148cm" svg:y1="6.596cm" svg:x2="14cm" svg:y2="8.112cm" draw:start-shape="id1" draw:start-glue-point="7" draw:end-shape="id2" draw:end-glue-point="5" svg:d="m4148 6596 9852 1516" svg:viewBox="0 0 9853 1517">
          <text:p/>
        </draw:connector>
        <draw:connector draw:style-name="gr5" draw:text-style-name="P3" draw:layer="layout" draw:type="line" svg:x1="10.6cm" svg:y1="6.596cm" svg:x2="14cm" svg:y2="8.112cm" draw:start-shape="id3" draw:start-glue-point="7" draw:end-shape="id2" svg:d="m10600 6596 3400 1516" svg:viewBox="0 0 3401 1517">
          <text:p/>
        </draw:connector>
        <draw:connector draw:style-name="gr5" draw:text-style-name="P3" draw:layer="layout" draw:type="line" svg:x1="17.104cm" svg:y1="6.596cm" svg:x2="14cm" svg:y2="8.112cm" draw:start-shape="id4" draw:start-glue-point="7" draw:end-shape="id2" draw:end-glue-point="5" svg:d="m17104 6596-3104 1516" svg:viewBox="0 0 3105 1517">
          <text:p/>
        </draw:connector>
        <draw:connector draw:style-name="gr5" draw:text-style-name="P3" draw:layer="layout" draw:type="line" svg:x1="23.604cm" svg:y1="6.596cm" svg:x2="14cm" svg:y2="8.112cm" draw:start-shape="id5" draw:start-glue-point="7" draw:end-shape="id2" draw:end-glue-point="5" svg:d="m23604 6596-9604 1516" svg:viewBox="0 0 9605 1517">
          <text:p/>
        </draw:connector>
        <draw:connector draw:style-name="gr5" draw:text-style-name="P3" draw:layer="layout" draw:type="line" svg:x1="14cm" svg:y1="10.652cm" svg:x2="14cm" svg:y2="12.192cm" draw:start-shape="id2" draw:start-glue-point="7" draw:end-shape="id6" draw:end-glue-point="5" svg:d="m14000 10652v1540" svg:viewBox="0 0 1 1541">
          <text:p/>
        </draw:connector>
        <draw:connector draw:style-name="gr5" draw:text-style-name="P3" draw:layer="layout" draw:type="line" svg:x1="14cm" svg:y1="10.652cm" svg:x2="5.75cm" svg:y2="12.961cm" draw:start-shape="id2" draw:start-glue-point="7" draw:end-shape="id7" svg:d="m14000 10652-8250 2309" svg:viewBox="0 0 8251 2310">
          <text:p/>
        </draw:connector>
        <draw:connector draw:style-name="gr5" draw:text-style-name="P3" draw:layer="layout" draw:type="line" svg:x1="14cm" svg:y1="10.652cm" svg:x2="22.222cm" svg:y2="12.916cm" draw:start-shape="id2" draw:start-glue-point="7" draw:end-shape="id8" draw:end-glue-point="5" svg:d="m14000 10652 8222 2264" svg:viewBox="0 0 8223 2265">
          <text:p/>
        </draw:connector>
        <draw:connector draw:style-name="gr5" draw:text-style-name="P3" draw:layer="layout" draw:type="line" svg:x1="17.429cm" svg:y1="16.002cm" svg:x2="19.428cm" svg:y2="15.977cm" draw:start-shape="id6" draw:start-glue-point="8" draw:end-shape="id8" draw:end-glue-point="6" svg:d="m17429 16002 1999-25" svg:viewBox="0 0 2000 26">
          <text:p/>
        </draw:connector>
        <draw:connector draw:style-name="gr5" draw:text-style-name="P3" draw:layer="layout" draw:type="line" svg:x1="8.544cm" svg:y1="16.013cm" svg:x2="10.571cm" svg:y2="16.002cm" draw:start-shape="id7" draw:start-glue-point="8" draw:end-shape="id6" draw:end-glue-point="6" svg:d="m8544 16013 2027-11" svg:viewBox="0 0 2028 12">
          <text:p/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base records</text:p>
          </draw:text-box>
        </draw:frame>
        <draw:frame draw:style-name="standard" draw:layer="layout" svg:width="23.365cm" svg:height="14.601cm" svg:x="2.317cm" svg:y="4.414cm">
          <table:table table:template-name="orange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User</text:p>
              </table:table-cell>
              <table:table-cell>
                <text:p text:style-name="P5">String</text:p>
              </table:table-cell>
            </table:table-row>
            <table:table-row table:style-name="ro1" table:default-cell-style-name="ce2">
              <table:table-cell>
                <text:p text:style-name="P6">Date</text:p>
              </table:table-cell>
              <table:table-cell>
                <text:p text:style-name="P6">Only for testing, not visible</text:p>
              </table:table-cell>
            </table:table-row>
            <table:table-row table:style-name="ro1" table:default-cell-style-name="ce2">
              <table:table-cell>
                <text:p text:style-name="P6">Length</text:p>
              </table:table-cell>
              <table:table-cell>
                <text:p text:style-name="P6">10.319895 km</text:p>
              </table:table-cell>
            </table:table-row>
            <table:table-row table:style-name="ro1" table:default-cell-style-name="ce2">
              <table:table-cell>
                <text:p text:style-name="P6">Mean Point</text:p>
              </table:table-cell>
              <table:table-cell>
                <text:p text:style-name="P6">(0.796049, 0.161785) radians</text:p>
              </table:table-cell>
            </table:table-row>
            <table:table-row table:style-name="ro1" table:default-cell-style-name="ce2">
              <table:table-cell>
                <text:p text:style-name="P6">Median Point</text:p>
              </table:table-cell>
              <table:table-cell>
                <text:p text:style-name="P6">(0.797042, 0.162133) radians</text:p>
              </table:table-cell>
            </table:table-row>
            <table:table-row table:style-name="ro1" table:default-cell-style-name="ce2">
              <table:table-cell>
                <text:p text:style-name="P6">KML or KMZ file (Google Earth)</text:p>
              </table:table-cell>
              <table:table-cell/>
            </table:table-row>
            <table:table-row table:style-name="ro1" table:default-cell-style-name="ce2">
              <table:table-cell>
                <text:p text:style-name="P6">Binary file for path distance algorithm</text:p>
              </table:table-cell>
              <table:table-cell>
                <text:p text:style-name="P6">Optimized for fast copy and sca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ary path file structure</text:p>
          </draw:text-box>
        </draw:frame>
        <draw:frame draw:style-name="standard" draw:layer="layout" svg:width="15.745cm" svg:height="16.329cm" svg:x="6.128cm" svg:y="4.064cm">
          <table:table table:template-name="orange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2" table:default-cell-style-name="ce3">
              <table:table-cell>
                <text:p text:style-name="P7">Type</text:p>
              </table:table-cell>
              <table:table-cell>
                <text:p text:style-name="P7">Description</text:p>
              </table:table-cell>
              <table:table-cell>
                <text:p text:style-name="P7">Unit</text:p>
              </table:table-cell>
            </table:table-row>
            <table:table-row table:style-name="ro2" table:default-cell-style-name="ce4">
              <table:table-cell>
                <text:p text:style-name="P8">uint32_t</text:p>
              </table:table-cell>
              <table:table-cell>
                <text:p text:style-name="P8">Number of points (N)</text:p>
              </table:table-cell>
              <table:table-cell/>
            </table:table-row>
            <table:table-row table:style-name="ro2" table:default-cell-style-name="ce4">
              <table:table-cell>
                <text:p text:style-name="P8">float</text:p>
              </table:table-cell>
              <table:table-cell>
                <text:p text:style-name="P8">Latitude 0</text:p>
              </table:table-cell>
              <table:table-cell>
                <text:p text:style-name="P8">Radians</text:p>
              </table:table-cell>
            </table:table-row>
            <table:table-row table:style-name="ro2" table:default-cell-style-name="ce4">
              <table:table-cell>
                <text:p text:style-name="P8">float</text:p>
              </table:table-cell>
              <table:table-cell>
                <text:p text:style-name="P8">Longitude 0</text:p>
              </table:table-cell>
              <table:table-cell>
                <text:p text:style-name="P8">Radians</text:p>
              </table:table-cell>
            </table:table-row>
            <table:table-row table:style-name="ro2" table:default-cell-style-name="ce4">
              <table:table-cell>
                <text:p text:style-name="P8">...</text:p>
              </table:table-cell>
              <table:table-cell>
                <text:p text:style-name="P8">...</text:p>
              </table:table-cell>
              <table:table-cell>
                <text:p text:style-name="P8">...</text:p>
              </table:table-cell>
            </table:table-row>
            <table:table-row table:style-name="ro2" table:default-cell-style-name="ce4">
              <table:table-cell>
                <text:p text:style-name="P8">float</text:p>
              </table:table-cell>
              <table:table-cell>
                <text:p text:style-name="P8">Latitude N - 1</text:p>
              </table:table-cell>
              <table:table-cell>
                <text:p text:style-name="P8">Radians</text:p>
              </table:table-cell>
            </table:table-row>
            <table:table-row table:style-name="ro2" table:default-cell-style-name="ce4">
              <table:table-cell>
                <text:p text:style-name="P8">float</text:p>
              </table:table-cell>
              <table:table-cell>
                <text:p text:style-name="P8">Longitude N - 1</text:p>
              </table:table-cell>
              <table:table-cell>
                <text:p text:style-name="P8">Radians</text:p>
              </table:table-cell>
            </table:table-row>
            <table:table-row table:style-name="ro2" table:default-cell-style-name="ce4">
              <table:table-cell>
                <text:p text:style-name="P8">uint32_t</text:p>
              </table:table-cell>
              <table:table-cell>
                <text:p text:style-name="P8">Number of points (N)</text:p>
              </table:table-cell>
              <table:table-cell/>
            </table:table-row>
            <table:table-row table:style-name="ro3" table:default-cell-style-name="ce4">
              <table:table-cell>
                <text:p text:style-name="P8">uint32_t</text:p>
              </table:table-cell>
              <table:table-cell>
                <text:p text:style-name="P8">Checksum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 cases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5">
              <text:list-item>
                <text:p>Create new user</text:p>
              </text:list-item>
              <text:list-item>
                <text:p>Add new path</text:p>
              </text:list-item>
              <text:list-item>
                <text:p>Delete an existing path</text:p>
              </text:list-item>
              <text:list-item>
                <text:p>Find paths near my current position</text:p>
              </text:list-item>
              <text:list-item>
                <text:p>Find paths near a given position</text:p>
              </text:list-item>
              <text:list-item>
                <text:p><text:span text:style-name="T3">Find paths similar to my paths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vacy guideline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6">
              <text:list-item>
                <text:p>User private data will never be visible</text:p>
                <text:list>
                  <text:list-item>
                    <text:p text:style-name="P9">Hearth rate and speed will never be recorded in binary and KML/KMZ files</text:p>
                  </text:list-item>
                  <text:list-item>
                    <text:p>Path date and time will be used only for testing purpo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usdorff Distance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6">
              <text:list-item>
                <text:p text:style-name="P10">Named after Felix Hausdorff (1868-1942), Hausdorff distance is the «maximum distance of a set to the nearest point in the other set»</text:p>
              </text:list-item>
              <text:list-item>
                <text:p text:style-name="P10">Hausdorff distance from set A to set B is a maximin function, defined as:</text:p>
              </text:list-item>
            </text:list>
            <text:p text:style-name="P11"><text:span text:style-name="T1">h(A,B)= max { min { d(a,b) } } </text:span></text:p>
            <text:p text:style-name="P10"><text:span text:style-name="T4"><text:s text:c="43"/></text:span><text:span text:style-name="T5">a ∈ A</text:span> <text:s text:c="2"/><text:span text:style-name="T5">b ∈ B</text:span> </text:p>
          </draw:text-box>
        </draw:frame>
        <draw:frame draw:style-name="gr7" draw:text-style-name="P3" draw:layer="layout" svg:width="1.999cm" svg:height="0.999cm" svg:x="13.164cm" svg:y="10.08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usdorff Distance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6">
              <text:list-item>
                <text:p text:style-name="P10">Hausdorff distance is asymmetric, most of times h(A, B) is not equal to h(B, A)</text:p>
              </text:list-item>
              <text:list-item>
                <text:p text:style-name="P10">A more general definition of Hausdorff distance would be :</text:p>
              </text:list-item>
            </text:list>
            <text:p text:style-name="P11"><text:span text:style-name="T1">H(A,B)= max { h(A,B), h(B,A) } </text:span></text:p>
          </draw:text-box>
        </draw:frame>
        <draw:frame draw:style-name="gr7" draw:text-style-name="P3" draw:layer="layout" svg:width="1.999cm" svg:height="0.999cm" svg:x="13.164cm" svg:y="10.08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olo </meta:initial-creator>
    <meta:creation-date>2013-11-01T16:06:33</meta:creation-date>
    <dc:date>2013-11-02T14:49:36</dc:date>
    <dc:creator>paolo </dc:creator>
    <meta:editing-duration>PT52S</meta:editing-duration>
    <meta:editing-cycles>2</meta:editing-cycles>
    <meta:generator>LibreOffice/4.0.2.2$Linux_X86_64 LibreOffice_project/400m0$Build-2</meta:generator>
    <meta:document-statistic meta:object-count="67"/>
  </office:meta>
</office:document-meta>
</file>

<file path=Object 1/content.xml><?xml version="1.0" encoding="utf-8"?>
<math xmlns="http://www.w3.org/1998/Math/MathML">
  <mrow/>
</math>
</file>

<file path=Object 2/content.xml><?xml version="1.0" encoding="utf-8"?>
<math xmlns="http://www.w3.org/1998/Math/MathML">
  <mrow/>
</math>
</file>